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Footer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son 1 Review</text:h>
      <text:p text:style-name="Text_20_body"/>
      <text:p text:style-name="Text_20_body">1. </text:p>
      <text:p text:style-name="Text_20_body">Which of these kinds of data motivated the Map/Reduce framework?</text:p>
      <text:p text:style-name="Text_20_body">Large number of patient records that are updated immediately after each patient visit.</text:p>
      <text:p text:style-name="Text_20_body">Large number of customer internet transactions that are often retrieved by a billing id.</text:p>
      <text:p text:style-name="Text_20_body">Large number of internet documents that need to be indexed for searching by words.</text:p>
      <text:p text:style-name="P1"/>
      <text:p text:style-name="Text_20_body">2. </text:p>
      <text:p text:style-name="Text_20_body">What is the organizing data structure for map/reduce programs?</text:p>
      <text:p text:style-name="Text_20_body">A dictionary of words and their semantic value</text:p>
      <text:p text:style-name="Text_20_body">A list of identification keys and some value associated with that identifier</text:p>
      <text:p text:style-name="Text_20_body">A set of indices for a table of data values </text:p>
      <text:p text:style-name="P1"/>
      <text:p text:style-name="Text_20_body">3. </text:p>
      <text:p text:style-name="Text_20_body">In map/reduce framework, which of these logistics does Map/Reduce do with the map function?</text:p>
      <text:p text:style-name="Text_20_body">Gather data distributed across a cluster to the user's computer and run map</text:p>
      <text:p text:style-name="Text_20_body">Distribute map to cluster nodes, run map on the data partitions at the same time</text:p>
      <text:p text:style-name="Text_20_body">Distribute map to cluster nodes, run map at one node, wait for it to finish, then run map at the next node, etc, </text:p>
      <text:p text:style-name="P1"/>
      <text:p text:style-name="Text_20_body">4. </text:p>
      <text:p text:style-name="Text_20_body">Map/Reduce performs a ‘shuffle’ and grouping, does that mean it that:</text:p>
      <text:p text:style-name="Text_20_body">Shuffles &lt;key,value&gt; pairs into random bins and then within a bin it groups keys.</text:p>
      <text:p text:style-name="Text_20_body">Shuffles &lt;key,value&gt; pairs into different partitions according to the key value, and then aggregates all pairs in 1 partition into 1 group.</text:p>
      <text:p text:style-name="Text_20_body">Shuffles &lt;key,value&gt; pairs into different partitions according to the key value, and sorts within the partitions by key.</text:p>
      <text:p text:style-name="P1"><text:soft-page-break/></text:p>
      <text:p text:style-name="P1"/>
      <text:p text:style-name="Text_20_body">5. </text:p>
      <text:p text:style-name="Text_20_body">In the word count example, what is the key?</text:p>
      <text:p text:style-name="Text_20_body">The line number that contains the word.</text:p>
      <text:p text:style-name="Text_20_body">The document id that contains the word.</text:p>
      <text:p text:style-name="Text_20_body">The word itself.</text:p>
      <text:p text:style-name="P1"/>
      <text:p text:style-name="Text_20_body">6. </text:p>
      <text:p text:style-name="Text_20_body">Streaming map/reduce allows mappers and reducers to be written in what languages:</text:p>
      <text:p text:style-name="Text_20_body">java</text:p>
      <text:p text:style-name="Text_20_body">python</text:p>
      <text:p text:style-name="Text_20_body">Unix shell commands</text:p>
      <text:p text:style-name="Text_20_body">R</text:p>
      <text:p text:style-name="Text_20_body">All of the above</text:p>
      <text:p text:style-name="P1"/>
      <text:p text:style-name="Text_20_body">7. </text:p>
      <text:p text:style-name="Text_20_body">The assignment asked you to run with 2 reducers. When you use 2 reducers instead of 1 reducer, what is the different in global sort order?</text:p>
      <text:p text:style-name="Text_20_body">With 1 reducer, but not 2 reducers, the word counts are in global sort order by word.</text:p>
      <text:p text:style-name="Text_20_body">With 2 reducers, but not 1 reducer, the word counts are in global sort order by word.</text:p>
      <text:p text:style-name="Text_20_body">With 1 reducer or 2 reducers, the word counts are in global sort order by word.</text:p>
      <text:p text:style-name="Text_20_body">With 1 reducer or 2 reducers, the word counts are NOT in global sort order by wor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jani </meta:initial-creator>
    <meta:creation-date>2016-05-10T11:24:17.382085204</meta:creation-date>
    <dc:date>2024-10-31T20:52:21.067542562</dc:date>
    <meta:editing-duration>PT3M22S</meta:editing-duration>
    <meta:editing-cycles>2</meta:editing-cycles>
    <meta:generator>LibreOffice/7.5.5.2$MacOSX_AARCH64 LibreOffice_project/ca8fe7424262805f223b9a2334bc7181abbcbf5e</meta:generator>
    <meta:document-statistic meta:table-count="0" meta:image-count="0" meta:object-count="0" meta:page-count="2" meta:paragraph-count="40" meta:word-count="374" meta:character-count="2092" meta:non-whitespace-character-count="1749"/>
  </office:meta>
</office:document-meta>
</file>